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8/10/2021</text:span></text:p>
      <text:p text:style-name="P9"/>
      <text:p text:style-name="P10">RECIBI CONFORME</text:p>
      <text:p text:style-name="P9"/>
      <text:p text:style-name="P11">CLIENTE: DE LA CRUZ CERDA, RONALD MICHAEL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DE LA CRUZ CERDA, RONALD MICHA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2:48:5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